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 style:list-style-name="L8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zewnictwo:</text:p>
      <text:list xml:id="list1422165942" text:style-name="L2">
        <text:list-item>
          <text:p text:style-name="P2">ClientLib:</text:p>
          <text:list>
            <text:list-item>
              <text:p text:style-name="P2">Biblioteka, z której korzysta CamDriver i Idiota.</text:p>
            </text:list-item>
            <text:list-item>
              <text:p text:style-name="P2">Zależy tylko od Qt</text:p>
            </text:list-item>
            <text:list-item>
              <text:p text:style-name="P2">Udostępnia/umożliwia:</text:p>
              <text:list>
                <text:list-item>
                  <text:p text:style-name="P2">połączenie i jego utrzymymanie z serwerem</text:p>
                </text:list-item>
                <text:list-item>
                  <text:p text:style-name="P2">wysyłanie <text:s/>i odbieranie danych</text:p>
                </text:list-item>
                <text:list-item>
                  <text:p text:style-name="P2">pakowanie i rozpakowywanie informacji o obiektach</text:p>
                </text:list-item>
                <text:list-item>
                  <text:p text:style-name="P2">uniwersalny widget do nawiązywania połączenia</text:p>
                </text:list-item>
              </text:list>
            </text:list-item>
          </text:list>
        </text:list-item>
        <text:list-item>
          <text:p text:style-name="P2">CamDriver:</text:p>
          <text:list>
            <text:list-item>
              <text:p text:style-name="P2">Sterownik kamery;</text:p>
            </text:list-item>
            <text:list-item>
              <text:p text:style-name="P2">Zależy od Qt, OpenCV i ClientLib.</text:p>
            </text:list-item>
            <text:list-item>
              <text:p text:style-name="P2">Wymaga działającej kamery obecnej w systemie.</text:p>
            </text:list-item>
            <text:list-item>
              <text:p text:style-name="P2">Pobiera obraz, pakuje informacje o znalezionych obiektach, wysyła je do serwera.</text:p>
            </text:list-item>
          </text:list>
        </text:list-item>
        <text:list-item>
          <text:p text:style-name="P2">Idiot:</text:p>
          <text:list>
            <text:list-item>
              <text:p text:style-name="P2">„Dummy client”</text:p>
            </text:list-item>
            <text:list-item>
              <text:p text:style-name="P2">Zależy od Qt i ClientLib</text:p>
            </text:list-item>
            <text:list-item>
              <text:p text:style-name="P2">Wyświetla obiekty odebrane od serwera, dla każdego użytkownika przyporządkowuje inny kolor.</text:p>
            </text:list-item>
          </text:list>
        </text:list-item>
      </text:list>
      <text:p text:style-name="Standard"/>
      <text:p text:style-name="Standard">Instalacja i uruchomienie serwera:</text:p>
      <text:list xml:id="list408088004" text:style-name="L6">
        <text:list-item>
          <text:p text:style-name="P4">Wymaga Pythona (testowany z wersją 2.6)</text:p>
        </text:list-item>
        <text:list-item>
          <text:p text:style-name="P4">Konfiguracja użytkowników znajduje się w katalogu [bazinga]/app/serwer/src/users.conf</text:p>
          <text:list>
            <text:list-item>
              <text:p text:style-name="P4">na każdego usera przypada jedna linia: nazwa_użytkownika;;hasło</text:p>
            </text:list-item>
          </text:list>
        </text:list-item>
        <text:list-item>
          <text:p text:style-name="P4">W pliku settings.conf można zdefiniować port i wyłączyć debugowanie.</text:p>
        </text:list-item>
        <text:list-item>
          <text:p text:style-name="P4">Uruchominie serwera: python Server.py</text:p>
        </text:list-item>
      </text:list>
      <text:p text:style-name="Standard"/>
      <text:p text:style-name="Standard">Instalacja ClientLiba, CamDrivera i Idioty:</text:p>
      <text:list xml:id="list864374519" text:style-name="L1">
        <text:list-item>
          <text:p text:style-name="P1">Potrzeba: Qt 4.6, OpenCV 2.0, do kompilacji najwygodniej użyć QtCreatora.</text:p>
        </text:list-item>
        <text:list-item>
          <text:p text:style-name="P1">OpenCV na Windowsie powinno być zainstalowane w C:\Native\OpenCV20 (instalacja w innym miejscu wymagałaby modyfikacji plików CamDriver.pro i Idiot.pro)</text:p>
        </text:list-item>
        <text:list-item>
          <text:p text:style-name="P1">OpenCV na Linuksie najlepiej umieścić w /usr</text:p>
        </text:list-item>
        <text:list-item>
          <text:p text:style-name="P1">Ze spełnionymi w/w warunkami kompilacja powinna przebiec bez problemów.</text:p>
        </text:list-item>
      </text:list>
      <text:p text:style-name="Standard"/>
      <text:p text:style-name="Standard">Uruchomienie CamDrivera i Idioty:</text:p>
      <text:list xml:id="list512469697" text:style-name="L3">
        <text:list-item>
          <text:p text:style-name="P3">Na Windowsie</text:p>
          <text:list>
            <text:list-item>
              <text:p text:style-name="P3">skopiować plik ClientLib.dll do katalogów debug w projektach CamDrivera i Idioty</text:p>
            </text:list-item>
            <text:list-item>
              <text:p text:style-name="P3">albo ustawić w ustawieniach projektu zmienną PATH tak, żeby wskazywała również na katalog z tym plikiem. (zakładka „Projekty” w QtCreatorze, „Ustawienia uruchamiania”</text:p>
            </text:list-item>
          </text:list>
        </text:list-item>
        <text:list-item>
          <text:p text:style-name="P3">Na Linuksie:</text:p>
          <text:list>
            <text:list-item>
              <text:p text:style-name="P3">ustawić zmienną LD_LIBRARY_PATH tak, żeby wskazywała na katalog z plikiem libClientLib.so (najpewniej katalog ClientLib lub ClientLib/{debug,release}). (można ustawić j/w).</text:p>
            </text:list-item>
          </text:list>
        </text:list-item>
      </text:list>
      <text:p text:style-name="Standard"/>
      <text:p text:style-name="Standard">Obsługa CamDrivera:</text:p>
      <text:list xml:id="list1095099683" text:style-name="L7">
        <text:list-item>
          <text:p text:style-name="P5">Do połączenia wymaga zaznaczenia opcji „Pobieraj”.</text:p>
        </text:list-item>
        <text:list-item>
          <text:p text:style-name="P5">Ustawiony otwarty lokalny port musi być inny niż port w kliencie.</text:p>
        </text:list-item>
        <text:list-item>
          <text:p text:style-name="P5">Tryby wykrywania twarzy i punktów mogą być włączone jednocześnie.</text:p>
        </text:list-item>
        <text:list-item>
          <text:p text:style-name="P5">W trybie wykrywania punktów kliknięcie na powierzchni obrazu owocuje powstaniem tam punktu, kliknięcie w punkt go kasuje. Zaznaczyć można maksymalnie 50 punktów.</text:p>
        </text:list-item>
      </text:list>
      <text:p text:style-name="Standard"/>
      <text:p text:style-name="Standard"><text:soft-page-break/>Obsługa Idioty:</text:p>
      <text:list xml:id="list1707954025" text:style-name="L8">
        <text:list-item>
          <text:p text:style-name="P6">Najpierw z serwerem musi być połączony sterownik.</text:p>
        </text:list-item>
        <text:list-item>
          <text:p text:style-name="P6">Ustawiony otwarty lokalny port musi być inny niż w sterowniku.</text:p>
        </text:list-item>
        <text:list-item>
          <text:p text:style-name="P6">Oprócz tego co w sterowniku musimy podać token, który jest niczym więcej jak identyfikatorem grupy.</text:p>
        </text:list-item>
        <text:list-item>
          <text:p text:style-name="P6">Po połączeniu powinniśmy zobaczyć na różne kolory kropki/prostokąty reprezentujące wybrane punkty/twarze użytkowników danej grupy (tokenu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ymon Witamborski</meta:initial-creator>
    <meta:creation-date>2010-03-15T20:32:38</meta:creation-date>
    <dc:date>2010-03-15T21:14:11</dc:date>
    <dc:creator>Szymon Witamborski</dc:creator>
    <meta:editing-duration>PT00H41M34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2" meta:paragraph-count="45" meta:word-count="368" meta:character-count="2563"/>
  </office:meta>
</office:document-meta>
</file>